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3f41" officeooo:paragraph-rsid="001e3f41"/>
    </style:style>
    <style:style style:name="P2" style:family="paragraph" style:parent-style-name="Standard">
      <style:paragraph-properties fo:text-align="justify" style:justify-single-word="false"/>
      <style:text-properties officeooo:rsid="001e3f41" officeooo:paragraph-rsid="0026798f"/>
    </style:style>
    <style:style style:name="P3" style:family="paragraph" style:parent-style-name="Standard">
      <style:paragraph-properties fo:text-align="justify" style:justify-single-word="false"/>
      <style:text-properties officeooo:rsid="001e3f41" officeooo:paragraph-rsid="002c9ab3"/>
    </style:style>
    <style:style style:name="P4" style:family="paragraph" style:parent-style-name="Standard">
      <style:paragraph-properties fo:text-align="justify" style:justify-single-word="false"/>
      <style:text-properties officeooo:paragraph-rsid="0021fb06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e3f41" officeooo:paragraph-rsid="001e3f4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c9ab3" officeooo:paragraph-rsid="002c9ab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2376d1" officeooo:paragraph-rsid="002376d1"/>
    </style:style>
    <style:style style:name="P8" style:family="paragraph" style:parent-style-name="Standard">
      <style:paragraph-properties fo:text-align="justify" style:justify-single-word="false"/>
      <style:text-properties officeooo:rsid="002c9ab3" officeooo:paragraph-rsid="002c9ab3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e3f41" officeooo:paragraph-rsid="002c9ab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1e3f41" officeooo:paragraph-rsid="001e3f41"/>
    </style:style>
    <style:style style:name="P11" style:family="paragraph" style:parent-style-name="Standard">
      <style:paragraph-properties fo:text-align="justify" style:justify-single-word="false"/>
      <style:text-properties officeooo:rsid="002dc759" officeooo:paragraph-rsid="002dc759"/>
    </style:style>
    <style:style style:name="T1" style:family="text">
      <style:text-properties officeooo:rsid="001e3f41"/>
    </style:style>
    <style:style style:name="T2" style:family="text">
      <style:text-properties officeooo:rsid="0022c9b3"/>
    </style:style>
    <style:style style:name="T3" style:family="text">
      <style:text-properties officeooo:rsid="002376d1"/>
    </style:style>
    <style:style style:name="T4" style:family="text">
      <style:text-properties officeooo:rsid="0026798f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2dc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Sol·licitud</text:p>
      <text:p text:style-name="P8"/>
      <text:p text:style-name="P8">Dades personals</text:p>
      <text:p text:style-name="P8"><text:span text:style-name="T5">(nom i cognoms)</text:span>_________________ </text:p>
      <text:p text:style-name="P8">Tipus de document</text:p>
      <text:p text:style-name="P8"><text:span text:style-name="T5">(NIF NIE Passaport)</text:span>________Núm. de document____________</text:p>
      <text:p text:style-name="P8">Domicili_______________Població____________ Codi Postal___________</text:p>
      <text:p text:style-name="P8">Telèfon mòbil___________Correu electrònic_________________</text:p>
      <text:p text:style-name="P8">Canal pel qual vol rebre resposta: <text:span text:style-name="T5"><text:s/>(correu electrònic o correu postal)</text:span></text:p>
      <text:p text:style-name="P4"/>
      <text:p text:style-name="P8">Descripció de la sol·licitud</text:p>
      <text:p text:style-name="P4"/>
      <text:p text:style-name="P4"><text:span text:style-name="T1">Denúncia adreçada a la Inspecció Educativa dels Serveis Territorials de ..........................................</text:span></text:p>
      <text:p text:style-name="P1"/>
      <text:p text:style-name="P3">Som una família de<text:span text:style-name="T2">l barri ................................ de la localitat de ............................, amb fills escolaritzats al centre educatiu públic ..................................................................</text:span></text:p>
      <text:p text:style-name="P9"/>
      <text:p text:style-name="P9"><text:span text:style-name="T6">E</text:span>xposem que:</text:p>
      <text:p text:style-name="P1"/>
      <text:p text:style-name="P1"/>
      <text:p text:style-name="P1">(1) Coneixem <text:span text:style-name="T2">la intenció del Departament d’Ensenyament del fer un grup del curs...................... <text:s/>amb ............. alumnes. </text:span></text:p>
      <text:p text:style-name="P1">(2) Constatem que la manca de <text:span text:style-name="T2">recursos personals i de les instal·lacions per a encabir ......... alumnes e una aula de ................... Posant en risc la qualitat de l'ensenyament dels nostres fills i filles.</text:span></text:p>
      <text:p text:style-name="P1">(3) Denunciem que <text:span text:style-name="T2">la pujada de ràtio per el curs vinent va contra</text:span> l'interès públic al nostre <text:span text:style-name="T2">barri i </text:span>suposa el trencament de l’escolarització universal <text:span text:style-name="T2">de qualitat</text:span> que ha de regir l'educació pública. </text:p>
      <text:p text:style-name="P1"/>
      <text:p text:style-name="P1"/>
      <text:p text:style-name="P5">Per les raons exposades, reclamem:</text:p>
      <text:p text:style-name="P5"/>
      <text:p text:style-name="P2">(1) <text:span text:style-name="T3">Abaixar la ràtio per sota del màxim establert i poder desenvolupar correctament el projecte educatiu tal com s’exposa en l’article 79.3 de la Llei d’Educació.</text:span></text:p>
      <text:p text:style-name="P7">(2) Obtenir de l’administració educativa els recursos personals i <text:span text:style-name="T6">materials</text:span> necessaris per atendre <text:span text:style-name="T4">el desdoblament del grup de batxillerat i poder-lo materialitzar. </text:span></text:p>
      <text:p text:style-name="P1">(<text:span text:style-name="T3">3)</text:span> Una reunió abans del dia .................... amb la Inspecció Educativa a<text:span text:style-name="T6">l nostre centre educatiu per tractar aquesta qüestió amb els responsable de l’administració. </text:span></text:p>
      <text:p text:style-name="P1"/>
      <text:p text:style-name="P1"/>
      <text:p text:style-name="P1">Esperem una resposta i els vostres comentaris urgentment.</text:p>
      <text:p text:style-name="P1"/>
      <text:p text:style-name="P1"/>
      <text:p text:style-name="P1">Ens podeu contactar al telèfon ......................... i també al correu electrònic ........................................</text:p>
      <text:p text:style-name="P1">Salutacions cordials,</text:p>
      <text:p text:style-name="P1"/>
      <text:p text:style-name="P1">A ..........................., ...... de...........<text:span text:style-name="T6">de................</text:span></text:p>
      <text:p text:style-name="P1"/>
      <text:p text:style-name="P1"/>
      <text:p text:style-name="P11">Signatura:</text:p>
      <text:p text:style-name="P11">DNI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0:41:12.414755114</meta:creation-date>
    <dc:date>2019-08-22T14:56:03.493350431</dc:date>
    <meta:editing-duration>PT2H23M31S</meta:editing-duration>
    <meta:editing-cycles>7</meta:editing-cycles>
    <meta:generator>LibreOffice/6.2.5.2$Linux_X86_64 LibreOffice_project/20$Build-2</meta:generator>
    <meta:document-statistic meta:table-count="0" meta:image-count="0" meta:object-count="0" meta:page-count="1" meta:paragraph-count="25" meta:word-count="255" meta:character-count="2064" meta:non-whitespace-character-count="1827"/>
  </office:meta>
</office:document-meta>
</file>